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cc5f9" officeooo:paragraph-rsid="001cc5f9"/>
    </style:style>
    <style:style style:name="P2" style:family="paragraph" style:parent-style-name="Standard">
      <style:paragraph-properties>
        <style:tab-stops>
          <style:tab-stop style:position="2.3783in"/>
        </style:tab-stops>
      </style:paragraph-properties>
      <style:text-properties officeooo:rsid="001cc5f9" officeooo:paragraph-rsid="001cc5f9"/>
    </style:style>
    <style:style style:name="P3" style:family="paragraph" style:parent-style-name="Frame_20_contents">
      <style:text-properties officeooo:rsid="001deea0" officeooo:paragraph-rsid="001deea0"/>
    </style:style>
    <style:style style:name="P4" style:family="paragraph" style:parent-style-name="Standard">
      <style:text-properties officeooo:rsid="001deea0" officeooo:paragraph-rsid="001deea0"/>
    </style:style>
    <style:style style:name="T1" style:family="text">
      <style:text-properties style:text-position="super 58%" officeooo:rsid="0023064d"/>
    </style:style>
    <style:style style:name="T2" style:family="text">
      <style:text-properties style:text-position="super 58%" officeooo:rsid="002325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eea0" style:font-weight-asian="bold" style:font-weight-complex="bold"/>
    </style:style>
    <style:style style:name="T5" style:family="text">
      <style:text-properties style:font-name="LKLUG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deea0"/>
    </style:style>
    <style:style style:name="T8" style:family="text">
      <style:text-properties officeooo:rsid="00205201"/>
    </style:style>
    <style:style style:name="T9" style:family="text">
      <style:text-properties officeooo:rsid="0023064d"/>
    </style:style>
    <style:style style:name="T10" style:family="text">
      <style:text-properties officeooo:rsid="002325aa"/>
    </style:style>
    <style:style style:name="T11" style:family="text">
      <style:text-properties style:text-underline-style="none"/>
    </style:style>
    <style:style style:name="T12" style:family="text">
      <style:text-properties officeooo:rsid="0028ae7c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Sect1" style:family="section">
      <style:section-properties fo:background-color="#ffd8ce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{<text:span text:style-name="T7">Tok</text:span>1 <text:span text:style-name="T3">Outer</text:span>; <text:span text:style-name="T9">nl:<text:line-break/>:nl </text:span><text:span text:style-name="T8">tab:<text:tab/>:tab 5spaces: <text:s text:c="4"/>:5spaces</text:span>}<draw:frame draw:style-name="fr2" draw:name="Frame1" text:anchor-type="as-char" svg:y="-2.4902in" svg:width="6.6091in" draw:z-index="0"><draw:text-box fo:min-height="2.2799in"><text:p text:style-name="P1">{<text:span text:style-name="T7">Tok</text:span>2 <text:span text:style-name="T9">1</text:span><text:span text:style-name="T1">st</text:span><text:span text:style-name="T9"> p</text:span><text:span text:style-name="T7">ara i</text:span>n outer Frame<text:span text:style-name="T11"> </text:span>(entire para)}</text:p><text:p text:style-name="P1"><text:s/><text:line-break/>{<text:span text:style-name="T7">Tok</text:span>3 <text:span text:style-name="T10">2</text:span><text:span text:style-name="T2">nd</text:span><text:span text:style-name="T10"> P</text:span><text:span text:style-name="T7">ara i</text:span>n outer Frame <text:span text:style-name="T10">(preceded by SP,NL)</text:span>}AAA<draw:frame draw:style-name="fr1" draw:name="Frame2" text:anchor-type="as-char" draw:z-index="1"><draw:text-box fo:min-height="1.0437in" fo:min-width="4.0327in"><text:p text:style-name="P1">{<text:span text:style-name="T7">Tok</text:span>4 <text:span text:style-name="T10">1</text:span><text:span text:style-name="T2">st</text:span><text:span text:style-name="T10"> </text:span><text:span text:style-name="T7">Para i</text:span>n inner Frame (entire para)}</text:p><text:section text:style-name="Sect1" text:name="Test Section"><text:p text:style-name="P1">A<text:span text:style-name="T3">AA{</text:span><text:span text:style-name="T4">Tok</text:span><text:span text:style-name="T3">5 wi</text:span>th local fo<text:span text:style-name="T5">rmat </text:span>spa<text:span text:style-name="T6">ns </text:span><text:span text:style-name="T3">}</text:span>BBBB<text:span text:style-name="T12">In Section</text:span></text:p></text:section><text:p text:style-name="P1">{<text:span text:style-name="T7">Tok</text:span>6 <text:span text:style-name="T10">3</text:span><text:span text:style-name="T2">rd</text:span><text:span text:style-name="T10"> </text:span><text:span text:style-name="T7">Para i</text:span>n inner Frame (entire) <text:span text:style-name="T8">tab:<text:tab/>:tab 2spaces: <text:s/>:2spaces</text:span>}</text:p></draw:text-box></draw:frame>{<text:span text:style-name="T7">Tok7 Just c</text:span>hars immediately following Inner-Frame-as-Character}</text:p><text:p text:style-name="P3">{Tok8 Para following ‘Just chars’}</text:p></draw:text-box></draw:frame><text:span text:style-name="T7">{Tok9 Just chars immediately following Outer-Frame-as-Character}</text:span></text:p>
      <text:p text:style-name="P4">{Tok10 Outer para (entire para)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3:13:07.455154456</meta:creation-date>
    <dc:date>2023-09-05T10:52:35.990512627</dc:date>
    <meta:editing-duration>P2DT10H31M26S</meta:editing-duration>
    <meta:editing-cycles>8</meta:editing-cycles>
    <meta:generator>LibreOffice/7.5.5.2$Linux_X86_64 LibreOffice_project/50$Build-2</meta:generator>
    <meta:document-statistic meta:table-count="0" meta:image-count="0" meta:object-count="0" meta:page-count="1" meta:paragraph-count="8" meta:word-count="71" meta:character-count="506" meta:non-whitespace-character-count="436"/>
  </office:meta>
</office:document-meta>
</file>